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598cm" style:rel-width="80%" table:align="left"/>
    </style:style>
    <style:style style:name="Table1.A" style:family="table-column">
      <style:table-column-properties style:column-width="1.388cm" style:rel-column-width="5351*"/>
    </style:style>
    <style:style style:name="Table1.B" style:family="table-column">
      <style:table-column-properties style:column-width="1.341cm" style:rel-column-width="5170*"/>
    </style:style>
    <style:style style:name="Table1.J" style:family="table-column">
      <style:table-column-properties style:column-width="1.482cm" style:rel-column-width="5712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598cm" style:rel-width="80%" table:align="left"/>
    </style:style>
    <style:style style:name="Table2.A" style:family="table-column">
      <style:table-column-properties style:column-width="0.898cm" style:rel-column-width="3458*"/>
    </style:style>
    <style:style style:name="Table2.B" style:family="table-column">
      <style:table-column-properties style:column-width="0.871cm" style:rel-column-width="3357*"/>
    </style:style>
    <style:style style:name="Table2.C" style:family="table-column">
      <style:table-column-properties style:column-width="1.926cm" style:rel-column-width="7424*"/>
    </style:style>
    <style:style style:name="Table2.D" style:family="table-column">
      <style:table-column-properties style:column-width="1.411cm" style:rel-column-width="5437*"/>
    </style:style>
    <style:style style:name="Table2.E" style:family="table-column">
      <style:table-column-properties style:column-width="1.669cm" style:rel-column-width="6430*"/>
    </style:style>
    <style:style style:name="Table2.I" style:family="table-column">
      <style:table-column-properties style:column-width="0.743cm" style:rel-column-width="2865*"/>
    </style:style>
    <style:style style:name="Table2.J" style:family="table-column">
      <style:table-column-properties style:column-width="1.078cm" style:rel-column-width="4158*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.idle-resp">
      <style:text-properties style:font-name="Courier New" fo:font-size="9pt" style:font-size-asian="9pt" style:font-size-complex="9pt"/>
    </style:style>
    <style:style style:name="P2" style:family="paragraph" style:parent-style-name="Preformatted_20_Text">
      <style:text-properties fo:color="#0000ff" style:font-name="Courier New" fo:font-size="9pt" style:font-size-asian="9pt" style:font-size-complex="9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ff" style:font-name="Courier New" fo:font-size="9pt" style:font-size-asian="9pt" style:font-size-complex="9pt"/>
    </style:style>
    <style:style style:name="P4" style:family="paragraph" style:parent-style-name="Horizontal_20_Line">
      <style:text-properties style:font-name="Courier New" fo:font-size="9pt" style:font-size-asian="9pt" style:font-size-complex="9pt"/>
    </style:style>
    <style:style style:name="P5" style:family="paragraph" style:parent-style-name="Table_20_Contents">
      <style:text-properties style:font-name="Courier New" fo:font-size="9pt" style:font-size-asian="9pt" style:font-size-complex="9pt"/>
    </style:style>
    <style:style style:name="P6" style:family="paragraph" style:parent-style-name="Heading_20_2">
      <style:text-properties style:font-name="Courier New" fo:font-size="9pt" style:font-size-asian="9pt" style:font-size-complex="9pt"/>
    </style:style>
    <style:style style:name="P7" style:family="paragraph" style:parent-style-name="Heading_20_2">
      <style:paragraph-properties fo:margin-left="0cm" fo:margin-right="0cm" fo:text-indent="-1.016cm" style:auto-text-indent="false"/>
      <style:text-properties style:font-name="Courier New" fo:font-size="9pt" style:font-size-asian="9pt" style:font-size-complex="9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Body_20_Text_20_2">
      <style:paragraph-properties fo:margin-left="0cm" fo:margin-right="0cm" fo:text-align="justify" style:justify-single-word="false" fo:text-indent="0cm" style:auto-text-indent="false" style:text-autospace="none" style:vertical-align="auto" style:writing-mode="lr-tb">
        <style:tab-stops>
          <style:tab-stop style:position="-0.66cm"/>
          <style:tab-stop style:position="14.143cm" style:type="right" style:leader-style="solid" style:leader-text="_"/>
        </style:tab-stops>
      </style:paragraph-properties>
      <style:text-properties style:use-window-font-color="true" style:font-name="Courier New" fo:font-size="9pt" fo:language="ca" fo:country="ES" fo:font-weight="normal" style:font-name-asian="Arial" style:font-size-asian="9pt" style:language-asian="es" style:country-asian="ES" style:font-weight-asian="normal" style:font-name-complex="Times New Roman" style:font-size-complex="9pt" style:language-complex="ca" style:country-complex="ES" style:font-weight-complex="normal"/>
    </style:style>
    <style:style style:name="P10" style:family="paragraph" style:parent-style-name="Text_20_body">
      <style:text-properties style:font-name="Courier New" fo:font-size="9pt" style:font-size-asian="9pt" style:font-size-complex="9pt"/>
    </style:style>
    <style:style style:name="P11" style:family="paragraph" style:parent-style-name="Text_20_body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12" style:family="paragraph" style:parent-style-name="Text_20_body">
      <style:text-properties fo:color="#0000ff" style:font-name="Courier New" fo:font-size="9pt" style:font-size-asian="9pt" style:font-size-complex="9pt"/>
    </style:style>
    <style:style style:name="T1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 text:is-list-header="true">Exercici 01</text:h>
      <text:p text:style-name="P11">Escriu un programa que escrigui els següents nombres (la separació entre nombre és per a facilitar-te sabre quants de nombres s'ha d'escriure en cada bucle) i en el que la funció range que utilitzis tengui un únic argument (per exemple, per a la primera llista range(10)).</text:p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10</text:p>
          </table:table-cell>
        </table:table-row>
        <table:table-row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5">14</text:p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18</text:p>
          </table:table-cell>
          <table:table-cell table:style-name="Table1.A1" office:value-type="string">
            <text:p text:style-name="P5">20</text:p>
          </table:table-cell>
        </table:table-row>
        <table:table-row>
          <table:table-cell table:style-name="Table1.A1" office:value-type="string">
            <text:p text:style-name="P5">20</text:p>
          </table:table-cell>
          <table:table-cell table:style-name="Table1.A1" office:value-type="string">
            <text:p text:style-name="P5">22</text:p>
          </table:table-cell>
          <table:table-cell table:style-name="Table1.A1" office:value-type="string">
            <text:p text:style-name="P5">24</text:p>
          </table:table-cell>
          <table:table-cell table:style-name="Table1.A1" office:value-type="string">
            <text:p text:style-name="P5">26</text:p>
          </table:table-cell>
          <table:table-cell table:style-name="Table1.A1" office:value-type="string">
            <text:p text:style-name="P5">28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5">32</text:p>
          </table:table-cell>
          <table:table-cell table:style-name="Table1.A1" office:value-type="string">
            <text:p text:style-name="P5">34</text:p>
          </table:table-cell>
          <table:table-cell table:style-name="Table1.A1" office:value-type="string">
            <text:p text:style-name="P5">36</text:p>
          </table:table-cell>
          <table:table-cell table:style-name="Table1.A1" office:value-type="string">
            <text:p text:style-name="P5">38</text:p>
          </table:table-cell>
        </table:table-row>
        <table:table-row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4</text:p>
          </table:table-cell>
          <table:table-cell table:style-name="Table1.A1" office:value-type="string">
            <text:p text:style-name="P5">18</text:p>
          </table:table-cell>
          <table:table-cell table:style-name="Table1.A1" office:value-type="string">
            <text:p text:style-name="P5">22</text:p>
          </table:table-cell>
          <table:table-cell table:style-name="Table1.A1" office:value-type="string">
            <text:p text:style-name="P5">26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40</text:p>
          </table:table-cell>
          <table:table-cell table:style-name="Table1.A1" office:value-type="string">
            <text:p text:style-name="P5">35</text:p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5">25</text:p>
          </table:table-cell>
          <table:table-cell table:style-name="Table1.A1" office:value-type="string">
            <text:p text:style-name="P5">20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/>
          </table:table-cell>
        </table:table-row>
      </table:table>
      <text:p text:style-name="P4"/>
      <text:p text:style-name="P10">i = 0</text:p>
      <text:p text:style-name="P10">for i in range(10):</text:p>
      <text:p text:style-name="P10"><text:s text:c="4"/>print "%d " % (i+1),</text:p>
      <text:p text:style-name="P10">print ""</text:p>
      <text:p text:style-name="P10">for i in range(10):</text:p>
      <text:p text:style-name="P10"><text:s text:c="4"/>print "%d" % ((i+1)*2), <text:s text:c="3"/></text:p>
      <text:p text:style-name="P10">print ""</text:p>
      <text:p text:style-name="P10">for i in range(6):</text:p>
      <text:p text:style-name="P10"><text:s text:c="4"/>print "%d" % (10 + (i*4)), <text:s text:c="3"/></text:p>
      <text:p text:style-name="P10">print ""</text:p>
      <text:p text:style-name="P10">for i in range(9):</text:p>
      <text:p text:style-name="P10"><text:s text:c="4"/>print "%d" % (40 - i*5),</text:p>
      <text:h text:style-name="P7" text:outline-level="2" text:is-list-header="true">Exercici 02</text:h>
      <text:p text:style-name="P11">Escriu un programa que escrigui els següents nombres (la separació entre nombre és per a facilitar-te sabre quants de nombres s'ha d'escriure en cada bucle i els punts suspensius indiquen que Python escriurà més decimals)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E"/>
        <table:table-column table:style-name="Table2.D"/>
        <table:table-column table:style-name="Table2.I"/>
        <table:table-column table:style-name="Table2.J"/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9</text:p>
          </table:table-cell>
          <table:table-cell table:style-name="Table2.A1" office:value-type="string">
            <text:p text:style-name="P5">16</text:p>
          </table:table-cell>
          <table:table-cell table:style-name="Table2.A1" office:value-type="string">
            <text:p text:style-name="P5">25</text:p>
          </table:table-cell>
          <table:table-cell table:style-name="Table2.A1" office:value-type="string">
            <text:p text:style-name="P5">36</text:p>
          </table:table-cell>
          <table:table-cell table:style-name="Table2.A1" office:value-type="string">
            <text:p text:style-name="P5">49</text:p>
          </table:table-cell>
          <table:table-cell table:style-name="Table2.A1" office:value-type="string">
            <text:p text:style-name="P5">64</text:p>
          </table:table-cell>
          <table:table-cell table:style-name="Table2.A1" office:value-type="string">
            <text:p text:style-name="P5">81</text:p>
          </table:table-cell>
          <table:table-cell table:style-name="Table2.A1" office:value-type="string">
            <text:p text:style-name="P5">100</text:p>
          </table:table-cell>
        </table:table-row>
        <table:table-row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17</text:p>
          </table:table-cell>
          <table:table-cell table:style-name="Table2.A1" office:value-type="string">
            <text:p text:style-name="P5">26</text:p>
          </table:table-cell>
          <table:table-cell table:style-name="Table2.A1" office:value-type="string">
            <text:p text:style-name="P5">37</text:p>
          </table:table-cell>
          <table:table-cell table:style-name="Table2.A1" office:value-type="string">
            <text:p text:style-name="P5">50</text:p>
          </table:table-cell>
          <table:table-cell table:style-name="Table2.A1" office:value-type="string">
            <text:p text:style-name="P5">65</text:p>
          </table:table-cell>
          <table:table-cell table:style-name="Table2.A1" office:value-type="string">
            <text:p text:style-name="P5">82</text:p>
          </table:table-cell>
          <table:table-cell table:style-name="Table2.A1" office:value-type="string">
            <text:p text:style-name="P5">101</text:p>
          </table:table-cell>
        </table:table-row>
        <table:table-row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27</text:p>
          </table:table-cell>
          <table:table-cell table:style-name="Table2.A1" office:value-type="string">
            <text:p text:style-name="P5">64</text:p>
          </table:table-cell>
          <table:table-cell table:style-name="Table2.A1" office:value-type="string">
            <text:p text:style-name="P5">125</text:p>
          </table:table-cell>
          <table:table-cell table:style-name="Table2.A1" office:value-type="string">
            <text:p text:style-name="P5">216</text:p>
          </table:table-cell>
          <table:table-cell table:style-name="Table2.A1" office:value-type="string">
            <text:p text:style-name="P5">34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1.0</text:p>
          </table:table-cell>
          <table:table-cell table:style-name="Table2.A1" office:value-type="string">
            <text:p text:style-name="P5">0.5</text:p>
          </table:table-cell>
          <table:table-cell table:style-name="Table2.A1" office:value-type="string">
            <text:p text:style-name="P5">0.3333..</text:p>
          </table:table-cell>
          <table:table-cell table:style-name="Table2.A1" office:value-type="string">
            <text:p text:style-name="P5">0.25</text:p>
          </table:table-cell>
          <table:table-cell table:style-name="Table2.A1" office:value-type="string">
            <text:p text:style-name="P5">0.2</text:p>
          </table:table-cell>
          <table:table-cell table:style-name="Table2.A1" office:value-type="string">
            <text:p text:style-name="P5">0.1666..</text:p>
          </table:table-cell>
          <table:table-cell table:style-name="Table2.A1" office:value-type="string">
            <text:p text:style-name="P5">0.1428</text:p>
          </table:table-cell>
          <table:table-cell table:style-name="Table2.A1" office:value-type="string">
            <text:p text:style-name="P5">0.12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P5">42</text:p>
          </table:table-cell>
          <table:table-cell table:style-name="Table2.A1" office:value-type="string">
            <text:p text:style-name="P5">56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100</text:p>
          </table:table-cell>
          <table:table-cell table:style-name="Table2.A1" office:value-type="string">
            <text:p text:style-name="P5">1000</text:p>
          </table:table-cell>
          <table:table-cell table:style-name="Table2.A1" office:value-type="string">
            <text:p text:style-name="P5">10000</text:p>
          </table:table-cell>
          <table:table-cell table:style-name="Table2.A1" office:value-type="string">
            <text:p text:style-name="P5">10000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1.0</text:p>
          </table:table-cell>
          <table:table-cell table:style-name="Table2.A1" office:value-type="string">
            <text:p text:style-name="P5">0.1</text:p>
          </table:table-cell>
          <table:table-cell table:style-name="Table2.A1" office:value-type="string">
            <text:p text:style-name="P5">0.01</text:p>
          </table:table-cell>
          <table:table-cell table:style-name="Table2.A1" office:value-type="string">
            <text:p text:style-name="P5">0.001</text:p>
          </table:table-cell>
          <table:table-cell table:style-name="Table2.A1" office:value-type="string">
            <text:p text:style-name="P5">0.000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-1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-1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-1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-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4"/>
      <text:p text:style-name="P10">#Exercici 2</text:p>
      <text:p text:style-name="P10"/>
      <text:p text:style-name="P10">i = 0</text:p>
      <text:p text:style-name="P10">j = 0</text:p>
      <text:p text:style-name="P10"><text:soft-page-break/></text:p>
      <text:p text:style-name="P10">for i in range(10):</text:p>
      <text:p text:style-name="P10"><text:s text:c="4"/>print "%d " % ((i+1)**2),</text:p>
      <text:p text:style-name="P10"><text:s text:c="4"/></text:p>
      <text:p text:style-name="P10">print ""</text:p>
      <text:p text:style-name="P10"/>
      <text:p text:style-name="P10">j = 2</text:p>
      <text:p text:style-name="P10">for i in range(10):</text:p>
      <text:p text:style-name="P10"><text:s text:c="4"/>print j,</text:p>
      <text:p text:style-name="P10"><text:s text:c="4"/>j = j + 3+ <text:s/>i*2</text:p>
      <text:p text:style-name="P10"><text:s text:c="4"/></text:p>
      <text:p text:style-name="P10">print ""</text:p>
      <text:p text:style-name="P10"/>
      <text:p text:style-name="P10">for i in range(2, 8):</text:p>
      <text:p text:style-name="P10"><text:s text:c="4"/>print "%d" % (i**3),</text:p>
      <text:p text:style-name="P10"><text:s text:c="4"/></text:p>
      <text:p text:style-name="P10">print ""</text:p>
      <text:p text:style-name="P10"/>
      <text:p text:style-name="P10">for i in range(1, 9):</text:p>
      <text:p text:style-name="P10"><text:s text:c="4"/>print "%f" % (1/float(i)),</text:p>
      <text:p text:style-name="P10"/>
      <text:p text:style-name="P10">print ""</text:p>
      <text:p text:style-name="P10"/>
      <text:p text:style-name="P10">for i in range(1, 8):</text:p>
      <text:p text:style-name="P10"><text:s text:c="4"/>print "%d" % ((i +1)*i),</text:p>
      <text:p text:style-name="P10"/>
      <text:p text:style-name="P10">print ""</text:p>
      <text:p text:style-name="P10"/>
      <text:p text:style-name="P10">for i in range(6):</text:p>
      <text:p text:style-name="P10"><text:s text:c="4"/>print "%d" % (10**i),</text:p>
      <text:p text:style-name="P10"/>
      <text:p text:style-name="P10">print ""</text:p>
      <text:p text:style-name="P10"/>
      <text:p text:style-name="P10">for i in range(5):</text:p>
      <text:p text:style-name="P10"><text:s text:c="4"/>print "%f" % (10**(-1*i)),</text:p>
      <text:p text:style-name="P10"/>
      <text:p text:style-name="P10">print ""</text:p>
      <text:p text:style-name="P10"/>
      <text:p text:style-name="P10">for i in range(8):</text:p>
      <text:p text:style-name="P10"><text:s text:c="4"/>if i % 2 == 1:</text:p>
      <text:p text:style-name="P10"><text:s text:c="8"/>print "-1",</text:p>
      <text:p text:style-name="P10"><text:s text:c="4"/>else:</text:p>
      <text:p text:style-name="P10"><text:s text:c="8"/>print "1",</text:p>
      <text:h text:style-name="P7" text:outline-level="2" text:is-list-header="true"><text:soft-page-break/>Exercici 03</text:h>
      <text:p text:style-name="P10">Escriu un programa que demani dos nombres i escrigui quins nombres son parells i quins són senars (=”impares”) des del primer fins al segon.</text:p>
      <text:p text:style-name="P10">Exemple:</text:p>
      <text:p text:style-name="P10"><text:span text:style-name="T1">Fica un nombre:</text:span> 4</text:p>
      <text:p text:style-name="P10"><text:span text:style-name="T1">Fica un nombre major que 4:</text:span> 8</text:p>
      <text:p text:style-name="P12">El nombre 4 es parell</text:p>
      <text:p text:style-name="P1">El <text:span text:style-name="T1">nombre</text:span> 5 es senar</text:p>
      <text:p text:style-name="P1">El <text:span text:style-name="T1">nombre</text:span> 6 es parell</text:p>
      <text:p text:style-name="P1">El <text:span text:style-name="T1">nombre</text:span> 7 es senar</text:p>
      <text:p text:style-name="P12">El nombre 8 es parell</text:p>
      <text:p text:style-name="P4"/>
      <text:p text:style-name="P10">#Exercici 3</text:p>
      <text:p text:style-name="P10"/>
      <text:p text:style-name="P10">nombre1 = 0</text:p>
      <text:p text:style-name="P10">nombre2 = 0</text:p>
      <text:p text:style-name="P10">i = 0</text:p>
      <text:p text:style-name="P10"/>
      <text:p text:style-name="P10">nombre1 = int(raw_input("Fica un nombre: "))</text:p>
      <text:p text:style-name="P10">nombre2 = int(raw_input("Fica un nombre major que %d: " % nombre1))</text:p>
      <text:p text:style-name="P10"/>
      <text:p text:style-name="P10">for i in range(nombre1, nombre2 + 1):</text:p>
      <text:p text:style-name="P10"><text:s text:c="4"/>if i % 2 == 0:</text:p>
      <text:p text:style-name="P10"><text:s text:c="8"/>print "El nombre %d es parell" % i</text:p>
      <text:p text:style-name="P10"><text:s text:c="4"/>else:</text:p>
      <text:p text:style-name="P10"><text:s text:c="8"/>print "El nombre %d es senar" % i</text:p>
      <text:h text:style-name="P7" text:outline-level="2" text:is-list-header="true">Exercici 04</text:h>
      <text:p text:style-name="P10">Escriu un programa que demani 2 nombres i escrigui la suma de sencers des del primer nombre fins al segon.</text:p>
      <text:p text:style-name="P10"><text:span text:style-name="T1">Dona'm un nombre:</text:span> 30</text:p>
      <text:p text:style-name="P10"><text:span text:style-name="T1">Dona'm un nombre major que 30:</text:span> 32</text:p>
      <text:p text:style-name="P12">La suma des de 30 fins a 32 és: 93</text:p>
      <text:p text:style-name="P12">30+31+32 = 93</text:p>
      <text:p text:style-name="P4"/>
      <text:p text:style-name="P10">Versió difícil:</text:p>
      <text:p text:style-name="P10">#Exercici 4</text:p>
      <text:p text:style-name="P10"/>
      <text:p text:style-name="P10">nombre1 = 0</text:p>
      <text:p text:style-name="P10">nombre2 = 0</text:p>
      <text:p text:style-name="P10">i = 0</text:p>
      <text:p text:style-name="P10">resultat = 0</text:p>
      <text:p text:style-name="P10"/>
      <text:p text:style-name="P10"><text:soft-page-break/>nombre1 = int(raw_input("Dona'm un nombre: "))</text:p>
      <text:p text:style-name="P10">nombre2 = int(raw_input("Dona'm un nombre major que %d: " % nombre1))</text:p>
      <text:p text:style-name="P10"/>
      <text:p text:style-name="P10">for i in range(nombre1, nombre2 + 1):</text:p>
      <text:p text:style-name="P10"><text:s text:c="4"/>resultat = resultat + i</text:p>
      <text:p text:style-name="P10"><text:s text:c="4"/>if i &lt;&gt; nombre2:</text:p>
      <text:p text:style-name="P10"><text:s text:c="8"/>print "%d + " % i,</text:p>
      <text:p text:style-name="P10"><text:s text:c="4"/>else:</text:p>
      <text:p text:style-name="P10"><text:s text:c="8"/>print "%d " % i,</text:p>
      <text:p text:style-name="P10"/>
      <text:p text:style-name="P10">print " = %d" % resultat,</text:p>
      <text:p text:style-name="P10">Versió fàcil:</text:p>
      <text:p text:style-name="P10">#Exercici 4</text:p>
      <text:p text:style-name="P10"/>
      <text:p text:style-name="P10">nombre1 = 0</text:p>
      <text:p text:style-name="P10">nombre2 = 0</text:p>
      <text:p text:style-name="P10">i = 0</text:p>
      <text:p text:style-name="P10">resultat = 0</text:p>
      <text:p text:style-name="P10"/>
      <text:p text:style-name="P10">nombre1 = int(raw_input("Dona'm un nombre: "))</text:p>
      <text:p text:style-name="P10">nombre2 = int(raw_input("Dona'm un nombre major que %d: " % nombre1))</text:p>
      <text:p text:style-name="P10"/>
      <text:p text:style-name="P10">for i in range(nombre1, nombre2 + 1):</text:p>
      <text:p text:style-name="P10"><text:s text:c="4"/>resultat = resultat + i</text:p>
      <text:p text:style-name="P10"/>
      <text:p text:style-name="P10">print resultat</text:p>
      <text:h text:style-name="P7" text:outline-level="2" text:is-list-header="true">Exercici 05</text:h>
      <text:p text:style-name="P10">Escriu un programa que demani un nombre i calculi el seu factorial.</text:p>
      <text:p text:style-name="P10"><text:span text:style-name="T1">Dona'm un nombre:</text:span> 5</text:p>
      <text:p text:style-name="P12">El factorial de 5 és: 120</text:p>
      <text:p text:style-name="P4"/>
      <text:p text:style-name="P9">#Factorial, exercici 5</text:p>
      <text:p text:style-name="P9">resultat = 1</text:p>
      <text:p text:style-name="P9">i = 0</text:p>
      <text:p text:style-name="P9">nombre = 0</text:p>
      <text:p text:style-name="P9"/>
      <text:p text:style-name="P9">nombre = int(raw_input("Intrdueixi un nombre: "))</text:p>
      <text:p text:style-name="P9"/>
      <text:p text:style-name="P9">for i in range(2, nombre + 1):</text:p>
      <text:p text:style-name="P9"><text:s text:c="4"/>resultat = resultat*i</text:p>
      <text:p text:style-name="P9"><text:s text:c="4"/></text:p>
      <text:p text:style-name="P9">print resultat</text:p>
      <text:h text:style-name="P7" text:outline-level="2" text:is-list-header="true">Exercici 06</text:h>
      <text:p text:style-name="P11">Escriu un programa que demani l'amplada i alçada d'un rectangle i ho dibuixi de la següent manera:</text:p>
      <text:p text:style-name="P10"><text:span text:style-name="T1">Amplada del rectangle:</text:span> 5</text:p>
      <text:p text:style-name="P10"><text:soft-page-break/><text:span text:style-name="T1">Alçada del rectangle:</text:span> 3</text:p>
      <text:p text:style-name="P12">*****<text:line-break/>*****<text:line-break/>*****</text:p>
      <text:p text:style-name="P4"/>
      <text:p text:style-name="P10">#Exercici 6</text:p>
      <text:p text:style-name="P10">w = 1 #amplada</text:p>
      <text:p text:style-name="P10">h = 0 #alcada</text:p>
      <text:p text:style-name="P10">i = 0 #variable per bucle</text:p>
      <text:p text:style-name="P10">j = 0 #variable per bucle</text:p>
      <text:p text:style-name="P10"/>
      <text:p text:style-name="P10">w = int(raw_input("Introdueixi amplada: "))</text:p>
      <text:p text:style-name="P10">h = int(raw_input("Introdueixi alcada: "))</text:p>
      <text:p text:style-name="P10"/>
      <text:p text:style-name="P10">for i in range(1, h + 1):</text:p>
      <text:p text:style-name="P10"><text:s text:c="4"/>for j in range(1, w + 1):</text:p>
      <text:p text:style-name="P10"><text:s text:c="8"/>print "*",</text:p>
      <text:p text:style-name="P10"><text:s text:c="4"/>print ""</text:p>
      <text:h text:style-name="P7" text:outline-level="2" text:is-list-header="true">Exercici 07</text:h>
      <text:p text:style-name="P11">Escriu un programa que demani l'alçada d'un triangle i ho dibuixi de la següent manera:</text:p>
      <text:p text:style-name="P10"><text:span text:style-name="T1">Alçada del triangle:</text:span> 4</text:p>
      <text:p text:style-name="P12">*<text:line-break/>**<text:line-break/>***<text:line-break/>****</text:p>
      <text:p text:style-name="P4"/>
      <text:p text:style-name="P10">#Exercici 7</text:p>
      <text:p text:style-name="P10"/>
      <text:p text:style-name="P10">h = 0 #alcada</text:p>
      <text:p text:style-name="P10">i = 0 #variable per bucle</text:p>
      <text:p text:style-name="P10">j = 0 #variable per bucle</text:p>
      <text:p text:style-name="P10"/>
      <text:p text:style-name="P10">h = int(raw_input("Alcada del triangle: "))</text:p>
      <text:p text:style-name="P10"/>
      <text:p text:style-name="P10">for i in range(1, h + 1):</text:p>
      <text:p text:style-name="P10"><text:s text:c="4"/>for j in range(1, i + 1):</text:p>
      <text:p text:style-name="P10"><text:s text:c="8"/>print "*",</text:p>
      <text:p text:style-name="P10"><text:s text:c="4"/>print ""</text:p>
      <text:h text:style-name="P7" text:outline-level="2" text:is-list-header="true">Exercici 08</text:h>
      <text:p text:style-name="P11">Escriu un programa que demani l'alçada d'un triangle i ho dibuixi de la següent manera:</text:p>
      <text:p text:style-name="P10"><text:span text:style-name="T1">Alçada del triangle:</text:span> 4</text:p>
      <text:p text:style-name="P12">****<text:line-break/>***<text:line-break/><text:soft-page-break/>**<text:line-break/>*</text:p>
      <text:p text:style-name="P4"/>
      <text:p text:style-name="P10">#Exercici 8</text:p>
      <text:p text:style-name="P10"/>
      <text:p text:style-name="P10">h = 0 #alcada</text:p>
      <text:p text:style-name="P10">i = 0 #variable per bucle</text:p>
      <text:p text:style-name="P10">j = 0 #variable per bucle</text:p>
      <text:p text:style-name="P10"/>
      <text:p text:style-name="P10">h = int(raw_input("Alcada del triangle: "))</text:p>
      <text:p text:style-name="P10"/>
      <text:p text:style-name="P10">for i in range(h, 0, -1):</text:p>
      <text:p text:style-name="P10"><text:s text:c="4"/>for j in range(1, i + 1):</text:p>
      <text:p text:style-name="P10"><text:s text:c="8"/>print "*",</text:p>
      <text:p text:style-name="P10"><text:s text:c="4"/>print ""</text:p>
      <text:h text:style-name="P7" text:outline-level="2" text:is-list-header="true">Exercici 09</text:h>
      <text:p text:style-name="P11">Escriu un programa que demani l'amplada d'un triangle i ho dibuixi de la següent manera:</text:p>
      <text:p text:style-name="P10"><text:span text:style-name="T1">Alçada del triangle:</text:span> 4</text:p>
      <text:p text:style-name="P12">*<text:line-break/>**<text:line-break/>***<text:line-break/>****<text:line-break/>***<text:line-break/>**<text:line-break/>*</text:p>
      <text:p text:style-name="P4"/>
      <text:p text:style-name="P10">#Exercici 9</text:p>
      <text:p text:style-name="P10"/>
      <text:p text:style-name="P10">h = 0 #alcada</text:p>
      <text:p text:style-name="P10">i = 0 #variable per bucle</text:p>
      <text:p text:style-name="P10">j = 0 #variable per bucle</text:p>
      <text:p text:style-name="P10"/>
      <text:p text:style-name="P10">h = int(raw_input("Alcada del triangle: "))</text:p>
      <text:p text:style-name="P10"/>
      <text:p text:style-name="P10">for i in range(1, h +1):</text:p>
      <text:p text:style-name="P10"><text:s text:c="4"/>for j in range(1, i + 1):</text:p>
      <text:p text:style-name="P10"><text:s text:c="8"/>print "*",</text:p>
      <text:p text:style-name="P10"><text:s text:c="4"/>print ""</text:p>
      <text:p text:style-name="P10"/>
      <text:p text:style-name="P10">for i in range(h - 1, 0, -1):</text:p>
      <text:p text:style-name="P10"><text:s text:c="4"/>for j in range(1, i + 1):</text:p>
      <text:p text:style-name="P10"><text:s text:c="8"/>print "*",</text:p>
      <text:p text:style-name="P10"><text:s text:c="4"/>print ""</text:p>
      <text:h text:style-name="P7" text:outline-level="2" text:is-list-header="true"><text:soft-page-break/>Exercici 10</text:h>
      <text:p text:style-name="P11">Escriu un programa que demani l'amplada i l'alçada d'un rectangle i ho dibuixi de la següent manera:</text:p>
      <text:p text:style-name="P10"><text:span text:style-name="T1">Amplada del rectangle:</text:span> 5</text:p>
      <text:p text:style-name="P10"><text:span text:style-name="T1">Alçada del rectangle:</text:span> 4</text:p>
      <text:p text:style-name="P2">*****</text:p>
      <text:p text:style-name="P2">* <text:s text:c="2"/>*</text:p>
      <text:p text:style-name="P2">* <text:s text:c="2"/>*</text:p>
      <text:p text:style-name="P3">*****</text:p>
      <text:p text:style-name="P4"/>
      <text:p text:style-name="P10">#Exercici 10</text:p>
      <text:p text:style-name="P10">w = 1 #amplada</text:p>
      <text:p text:style-name="P10">h = 0 #alcada</text:p>
      <text:p text:style-name="P10">i = 0 #variable per bucle</text:p>
      <text:p text:style-name="P10">j = 0 #variable per bucle</text:p>
      <text:p text:style-name="P10"/>
      <text:p text:style-name="P10">w = int(raw_input("Introdueixi amplada: "))</text:p>
      <text:p text:style-name="P10">h = int(raw_input("Introdueixi alcada: "))</text:p>
      <text:p text:style-name="P10"/>
      <text:p text:style-name="P10">for i in range(1, h + 1):</text:p>
      <text:p text:style-name="P10"><text:s text:c="4"/>for j in range(1, w + 1):</text:p>
      <text:p text:style-name="P10"><text:s text:c="8"/>if i == 1 or i == h or j == 1 or j == w:</text:p>
      <text:p text:style-name="P10"><text:s text:c="12"/>print "*",</text:p>
      <text:p text:style-name="P10"><text:s text:c="8"/>else:</text:p>
      <text:p text:style-name="P10"><text:s text:c="12"/>print " ",</text:p>
      <text:p text:style-name="P10"><text:s text:c="4"/>print ""</text:p>
      <text:h text:style-name="P7" text:outline-level="2" text:is-list-header="true">Exercici 11</text:h>
      <text:p text:style-name="P11">Escriu un programa que demani l'alçada d'un triangle i ho dibuixi de la següent manera:</text:p>
      <text:p text:style-name="P10"><text:span text:style-name="T1">Alçada del triangle:</text:span> 5</text:p>
      <text:p text:style-name="P2"><text:s text:c="4"/>*</text:p>
      <text:p text:style-name="P2"><text:s text:c="3"/>***</text:p>
      <text:p text:style-name="P2"><text:s text:c="2"/>*****</text:p>
      <text:p text:style-name="P2"><text:s/>*******</text:p>
      <text:p text:style-name="P3">*********</text:p>
      <text:p text:style-name="P4"/>
      <text:p text:style-name="P10">#Exercici 11</text:p>
      <text:p text:style-name="P10"/>
      <text:p text:style-name="P10">h = 0 #alcada</text:p>
      <text:p text:style-name="P10">i = 0 #variable per bucle</text:p>
      <text:p text:style-name="P10">j = 0 #variable per bucle</text:p>
      <text:p text:style-name="P10"/>
      <text:p text:style-name="P10">h = int(raw_input("Alcada del triangle: "))</text:p>
      <text:p text:style-name="P10"/>
      <text:p text:style-name="P10"><text:soft-page-break/>for i in range(1, h + 1):</text:p>
      <text:p text:style-name="P10"><text:s text:c="4"/>for j in range(h - i, 0, -1):</text:p>
      <text:p text:style-name="P10"><text:s text:c="8"/>print " ",</text:p>
      <text:p text:style-name="P10"><text:s text:c="4"/>for j in range(1, i*2):</text:p>
      <text:p text:style-name="P10"><text:s text:c="12"/>print "*",</text:p>
      <text:p text:style-name="P10"><text:s text:c="4"/>print ""</text:p>
      <text:h text:style-name="P7" text:outline-level="2" text:is-list-header="true">Exercici 12</text:h>
      <text:p text:style-name="P10">Escriu un programa que demani un nombre i retorni els seus divisors.</text:p>
      <text:p text:style-name="P10"><text:span text:style-name="T1">Dona'm un nombre:</text:span> 200</text:p>
      <text:p text:style-name="P12">Els divisors 200 són 1 2 4 5 8 10 20 25 40 50 100 200</text:p>
      <text:p text:style-name="P12">Adéu!</text:p>
      <text:p text:style-name="P4"/>
      <text:p text:style-name="P10">#Exercici 12</text:p>
      <text:p text:style-name="P10"/>
      <text:p text:style-name="P10">nombre = 0 #nombre del qual volem els divisors</text:p>
      <text:p text:style-name="P10">cadena = "" #aqui guardare la llista de divisors</text:p>
      <text:p text:style-name="P10">i = 0 #variable per bucle</text:p>
      <text:p text:style-name="P10"/>
      <text:p text:style-name="P10">nombre = int(raw_input("Dona'm un nombre: "))</text:p>
      <text:p text:style-name="P10"/>
      <text:p text:style-name="P10">for i in range(1, nombre + 1):</text:p>
      <text:p text:style-name="P10"><text:s text:c="4"/>if nombre % i == 0:</text:p>
      <text:p text:style-name="P10"><text:s text:c="8"/>cadena = cadena + str(i) + " "</text:p>
      <text:p text:style-name="P10"/>
      <text:p text:style-name="P10">print "Els divisors de %d son %s" % (nombre, cadena)</text:p>
      <text:p text:style-name="P10"><text:s text:c="4"/></text:p>
      <text:h text:style-name="P7" text:outline-level="2" text:is-list-header="true">Exercici 13</text:h>
      <text:p text:style-name="P10">Escriu un programa que demani un nombre i escrigui si és primer o no.</text:p>
      <text:p text:style-name="P10"><text:span text:style-name="T1">Dona'm un nombre:</text:span> 123</text:p>
      <text:p text:style-name="P12">El nombre 123 no és primer</text:p>
      <text:p text:style-name="P10"><text:span text:style-name="T1">Dona'm un nombre:</text:span>127</text:p>
      <text:p text:style-name="P12">El nombre 127 és primer</text:p>
      <text:p text:style-name="P4"/>
      <text:p text:style-name="P10">#Exercici 13</text:p>
      <text:p text:style-name="P10"/>
      <text:p text:style-name="P10">nombre = 0 #nombre del qual volem els divisors</text:p>
      <text:p text:style-name="P10">trobat = False #si trobam un nombre que el pugui dividir que no sigui 1 es que no es primer</text:p>
      <text:p text:style-name="P10">i = 0 #variable per bucle</text:p>
      <text:p text:style-name="P10"/>
      <text:p text:style-name="P10">nombre = int(raw_input("Dona'm un nombre: "))</text:p>
      <text:p text:style-name="P10"><text:soft-page-break/></text:p>
      <text:p text:style-name="P10">for i in range(2, nombre):</text:p>
      <text:p text:style-name="P10"><text:s text:c="4"/>if nombre % i == 0:</text:p>
      <text:p text:style-name="P10"><text:s text:c="8"/>trobat = True</text:p>
      <text:p text:style-name="P10"><text:tab/>#break</text:p>
      <text:p text:style-name="P10"/>
      <text:p text:style-name="P10">if trobat:</text:p>
      <text:p text:style-name="P10"><text:s text:c="4"/>print "El nombre %d no es primer" % nombre</text:p>
      <text:p text:style-name="P10">else:</text:p>
      <text:p text:style-name="P10"><text:s text:c="4"/>print "El nombre %d es primer" % nombre</text:p>
      <text:p text:style-name="P10"><text:s text:c="3"/></text:p>
      <text:h text:style-name="P6" text:outline-level="2">Exercici 14</text:h>
      <text:p text:style-name="P10">Escriu un programa que imprimeixi les taules de multiplicar del 0 al 9.</text:p>
      <text:p text:style-name="P4"/>
      <text:p text:style-name="P10">#Exercici 14</text:p>
      <text:p text:style-name="P10"/>
      <text:p text:style-name="P10">i = 0</text:p>
      <text:p text:style-name="P10">j = 0</text:p>
      <text:p text:style-name="P10"/>
      <text:p text:style-name="P10">for i in range(0,10):</text:p>
      <text:p text:style-name="P10"><text:s text:c="2"/>print "Taula de multiplicar del ", i</text:p>
      <text:p text:style-name="P10"><text:s text:c="2"/>for j in range(0,10):</text:p>
      <text:p text:style-name="P10"><text:s text:c="4"/>print i,'x',j,'=',i*j #print '%dx%d=%d' % (i, j, i*j)</text:p>
      <text:p text:style-name="P10"><text:s text:c="2"/>print "__________"</text:p>
      <text:p text:style-name="P10">print "Adéu"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Text_20_body" style:class="extra">
      <style:paragraph-properties fo:margin-top="0.109cm" fo:margin-bottom="0.109cm" loext:contextual-spacing="false" fo:text-align="justify" style:justify-single-word="false"/>
      <style:text-properties style:font-name="sans-serif" fo:font-family="sans-serif" style:font-name-asian="sans-serif" style:font-family-asian="sans-serif" style:font-name-complex="sans-serif" style:font-family-complex="sans-serif"/>
    </style:style>
    <style:style style:name="Text_20_body.idle-resp" style:display-name="Text body.idle-resp" style:family="paragraph" style:parent-style-name="Text_20_body">
      <style:text-properties fo:color="#0000ff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text-align="justify" style:justify-single-word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ody_20_Text_20_2" style:display-name="Body Text 2" style:family="paragraph" style:parent-style-name="Standard">
      <style:paragraph-properties fo:text-align="center" style:justify-single-word="false">
        <style:tab-stops>
          <style:tab-stop style:position="0.199cm"/>
          <style:tab-stop style:position="15.002cm" style:type="right" style:leader-style="solid" style:leader-text="_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1-04T11:52:58</meta:creation-date>
    <dc:date>2017-10-19T16:34:27.511000000</dc:date>
    <meta:editing-duration>PT2H44M19S</meta:editing-duration>
    <meta:editing-cycles>16</meta:editing-cycles>
    <meta:generator>LibreOffice/5.2.2.2$Windows_X86_64 LibreOffice_project/8f96e87c890bf8fa77463cd4b640a2312823f3ad</meta:generator>
    <meta:print-date>2017-10-19T16:33:21.777000000</meta:print-date>
    <meta:document-statistic meta:table-count="2" meta:image-count="0" meta:object-count="0" meta:page-count="9" meta:paragraph-count="368" meta:word-count="1418" meta:character-count="6991" meta:non-whitespace-character-count="5553"/>
    <meta:user-defined meta:name="Info 1"/>
    <meta:user-defined meta:name="Info 2"/>
    <meta:user-defined meta:name="Info 3"/>
    <meta:user-defined meta:name="Info 4"/>
  </office:meta>
</office:document-meta>
</file>